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number-columns-repeated="3" table:default-cell-style-name="ce5"/>
        <table:table-column table:style-name="co1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Taulukko1.J26" table:end-x="0.4118in" table:end-y="0.072in" draw:z-index="0" draw:style-name="gr1" svg:width="4.6417in" svg:height="4.3059in" svg:x="0.2154in" svg:y="0.0197in">
              <draw:object draw:notify-on-update-of-ranges="Taulukko1.A4:Taulukko1.A15 Taulukko1.B3:Taulukko1.B3 Taulukko1.B4:Taulukko1.B15 Taulukko1.C3:Taulukko1.C3 Taulukko1.C4:Taulukko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Kuukausi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tammikuu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elmikuu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aliskuu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uhtikuu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aattaa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kesäkuu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einäkuu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lokuu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yyskuu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okakuu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rraskuu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oulukuu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ulukk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7:43</dc:date>
    <meta:editing-duration>PT01H28M14S</meta:editing-duration>
    <meta:editing-cycles>19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Taulukko1.A3:Taulukko1.C15" chart:data-source-has-labels="both" svg:x="0.269cm" svg:y="0.218cm" svg:width="9.776cm" svg:height="10.267cm">
          <chart:axis chart:dimension="x" chart:name="primary-x" chart:style-name="ch4">
            <chart:title svg:x="4.79cm" svg:y="10.131cm" chart:style-name="ch5">
              <text:p>Kuukausi</text:p>
            </chart:title>
            <chart:categories table:cell-range-address="Taulukko1.A4:Taulukko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Taulukko1.B4:Taulukko1.B15" chart:label-cell-address="Taulukko1.B3:Taulukko1.B3" chart:class="chart:bar">
            <chart:data-point chart:repeated="12"/>
          </chart:series>
          <chart:series chart:style-name="ch10" chart:values-cell-range-address="Taulukko1.C4:Taulukko1.C15" chart:label-cell-address="Taulukko1.C3:Taulukko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ulukko1.B3:Taulukko1.B3">2014</text:p>
              </table:table-cell>
              <table:table-cell office:value-type="string">
                <text:p text:id="Taulukko1.C3:Taulukko1.C3">2015</text:p>
              </table:table-cell>
            </table:table-row>
          </table:table-header-rows>
          <table:table-rows>
            <table:table-row>
              <table:table-cell office:value-type="string">
                <text:p text:id="Taulukko1.A4:Taulukko1.A15">tammikuu </text:p>
              </table:table-cell>
              <table:table-cell office:value-type="float" office:value="20">
                <text:p text:id="Taulukko1.B4:Taulukko1.B15">20</text:p>
              </table:table-cell>
              <table:table-cell office:value-type="float" office:value="24">
                <text:p text:id="Taulukko1.C4:Taulukko1.C15">24</text:p>
              </table:table-cell>
            </table:table-row>
            <table:table-row>
              <table:table-cell office:value-type="string">
                <text:p>helmikuu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aliskuu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huhtikuu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aattaa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kesäkuu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heinäkuu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elokuu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yyskuu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lokakuu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arraskuu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joulukuu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